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apital-gainloss/" text:style-name="Internet_20_link" text:visited-style-name="Visited_20_Internet_20_Link"><text:span text:style-name="T1">1393. Capital Gain/Loss</text:span></text:a></text:p>
      <text:section text:style-name="Sect1" text:name="headlessui-popover-button-:rb:">
        <text:p text:style-name="Standard"/>
      </text:section>
      <text:p text:style-name="P4">Medium</text:p>
      <text:p text:style-name="P4">718</text:p>
      <text:p text:style-name="P4">42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Stock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stock_name <text:s text:c="3"/>| varchar |</text:p>
      <text:p text:style-name="P2">| operation <text:s text:c="4"/>| enum <text:s text:c="3"/>|</text:p>
      <text:p text:style-name="P2">| operation_day | int <text:s text:c="4"/>|</text:p>
      <text:p text:style-name="P2">| price <text:s text:c="8"/>| int <text:s text:c="4"/>|</text:p>
      <text:p text:style-name="P2">+---------------+---------+</text:p>
      <text:p text:style-name="P2">(stock_name, operation_day) is the primary key (combination of columns with unique values) for this table.</text:p>
      <text:p text:style-name="P2">The operation column is an ENUM (category) of type ('Sell', 'Buy')</text:p>
      <text:p text:style-name="P2">Each row of this table indicates that the stock which has stock_name had an operation on the day operation_day with the price.</text:p>
      <text:p text:style-name="P1">It is guaranteed that each 'Sell' operation for a stock has a corresponding 'Buy' operation in a previous day. It is also guaranteed that each 'Buy' operation for a stock has a corresponding 'Sell' operation in an upcoming day.</text:p>
      <text:p text:style-name="P6"> </text:p>
      <text:p text:style-name="P7"><text:span text:style-name="T1">Write a solution to report the </text:span><text:span text:style-name="Strong_20_Emphasis"><text:span text:style-name="T1">Capital gain/loss</text:span></text:span><text:span text:style-name="T1"> for each stock.</text:span></text:p>
      <text:p text:style-name="P7"><text:span text:style-name="T1">The </text:span><text:span text:style-name="Strong_20_Emphasis"><text:span text:style-name="T1">Capital gain/loss</text:span></text:span><text:span text:style-name="T1"> of a stock is the total gain or loss after buying and selling the stock one or many times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tocks table:</text:p>
      <text:p text:style-name="P2">+---------------+-----------+---------------+--------+</text:p>
      <text:p text:style-name="P2">| stock_name <text:s text:c="3"/>| operation | operation_day | price <text:s/>|</text:p>
      <text:p text:style-name="P2">+---------------+-----------+---------------+--------+</text:p>
      <text:p text:style-name="P2">| Leetcode <text:s text:c="5"/>| Buy <text:s text:c="6"/>| 1 <text:s text:c="12"/>| 1000 <text:s text:c="2"/>|</text:p>
      <text:p text:style-name="P2">| Corona Masks <text:s/>| Buy <text:s text:c="6"/>| 2 <text:s text:c="12"/>| 10 <text:s text:c="4"/>|</text:p>
      <text:p text:style-name="P2">| Leetcode <text:s text:c="5"/>| Sell <text:s text:c="5"/>| 5 <text:s text:c="12"/>| 9000 <text:s text:c="2"/>|</text:p>
      <text:p text:style-name="P2"><text:soft-page-break/>| Handbags <text:s text:c="5"/>| Buy <text:s text:c="6"/>| 17 <text:s text:c="11"/>| 30000 <text:s/>|</text:p>
      <text:p text:style-name="P2">| Corona Masks <text:s/>| Sell <text:s text:c="5"/>| 3 <text:s text:c="12"/>| 1010 <text:s text:c="2"/>|</text:p>
      <text:p text:style-name="P2">| Corona Masks <text:s/>| Buy <text:s text:c="6"/>| 4 <text:s text:c="12"/>| 1000 <text:s text:c="2"/>|</text:p>
      <text:p text:style-name="P2">| Corona Masks <text:s/>| Sell <text:s text:c="5"/>| 5 <text:s text:c="12"/>| 500 <text:s text:c="3"/>|</text:p>
      <text:p text:style-name="P2">| Corona Masks <text:s/>| Buy <text:s text:c="6"/>| 6 <text:s text:c="12"/>| 1000 <text:s text:c="2"/>|</text:p>
      <text:p text:style-name="P2">| Handbags <text:s text:c="5"/>| Sell <text:s text:c="5"/>| 29 <text:s text:c="11"/>| 7000 <text:s text:c="2"/>|</text:p>
      <text:p text:style-name="P2">| Corona Masks <text:s/>| Sell <text:s text:c="5"/>| 10 <text:s text:c="11"/>| 10000 <text:s/>|</text:p>
      <text:p text:style-name="P2">+---------------+-----------+---------------+--------+</text:p>
      <text:p text:style-name="P3"><text:span text:style-name="Strong_20_Emphasis"><text:span text:style-name="T1">Output:</text:span></text:span><text:span text:style-name="T1"> </text:span></text:p>
      <text:p text:style-name="P2">+---------------+-------------------+</text:p>
      <text:p text:style-name="P2">| stock_name <text:s text:c="3"/>| capital_gain_loss |</text:p>
      <text:p text:style-name="P2">+---------------+-------------------+</text:p>
      <text:p text:style-name="P2">| Corona Masks <text:s/>| 9500 <text:s text:c="13"/>|</text:p>
      <text:p text:style-name="P2">| Leetcode <text:s text:c="5"/>| 8000 <text:s text:c="13"/>|</text:p>
      <text:p text:style-name="P2">| Handbags <text:s text:c="5"/>| -23000 <text:s text:c="11"/>|</text:p>
      <text:p text:style-name="P2">+---------------+-------------------+</text:p>
      <text:p text:style-name="P3"><text:span text:style-name="Strong_20_Emphasis"><text:span text:style-name="T1">Explanation:</text:span></text:span><text:span text:style-name="T1"> </text:span></text:p>
      <text:p text:style-name="P2">Leetcode stock was bought at day 1 for 1000$ and was sold at day 5 for 9000$. Capital gain = 9000 - 1000 = 8000$.</text:p>
      <text:p text:style-name="P2">Handbags stock was bought at day 17 for 30000$ and was sold at day 29 for 7000$. Capital loss = 7000 - 30000 = -23000$.</text:p>
      <text:p text:style-name="P1">Corona Masks stock was bought at day 1 for 10$ and was sold at day 3 for 1010$. It was bought again at day 4 for 1000$ and was sold at day 5 for 500$. At last, it was bought at day 6 for 1000$ and was sold at day 10 for 10000$. Capital gain/loss is the sum of capital gains/losses for each ('Buy' --&gt; 'Sell') operation = (1010 - 10) + (500 - 1000) + (10000 - 1000) = 1000 - 500 + 9000 = 9500$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7:04:06.768000000</dc:date>
    <meta:editing-duration>PT12S</meta:editing-duration>
    <meta:editing-cycles>1</meta:editing-cycles>
    <meta:document-statistic meta:table-count="0" meta:image-count="0" meta:object-count="0" meta:page-count="2" meta:paragraph-count="55" meta:word-count="478" meta:character-count="2772" meta:non-whitespace-character-count="2062"/>
    <meta:generator>LibreOffice/7.2.2.2$Windows_X86_64 LibreOffice_project/02b2acce88a210515b4a5bb2e46cbfb63fe97d56</meta:generator>
  </office:meta>
</office:document-meta>
</file>